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2e515" officeooo:paragraph-rsid="0012e515"/>
    </style:style>
    <style:style style:name="P2" style:family="paragraph" style:parent-style-name="Standard">
      <style:text-properties fo:font-weight="bold" officeooo:rsid="0012e515" officeooo:paragraph-rsid="0012e515" style:font-weight-asian="bold" style:font-weight-complex="bold"/>
    </style:style>
    <style:style style:name="P3" style:family="paragraph" style:parent-style-name="Standard">
      <style:text-properties officeooo:paragraph-rsid="0012e515"/>
    </style:style>
    <style:style style:name="P4" style:family="paragraph" style:parent-style-name="Standard">
      <style:text-properties fo:font-weight="normal" officeooo:rsid="0012e515" officeooo:paragraph-rsid="0012e515" style:font-weight-asian="normal" style:font-weight-complex="normal"/>
    </style:style>
    <style:style style:name="P5" style:family="paragraph" style:parent-style-name="Standard">
      <style:text-properties fo:font-weight="normal" officeooo:rsid="0013dafb" officeooo:paragraph-rsid="0013dafb" style:font-weight-asian="normal" style:font-weight-complex="normal"/>
    </style:style>
    <style:style style:name="P6" style:family="paragraph" style:parent-style-name="Heading_20_3">
      <style:text-properties fo:font-weight="normal" officeooo:rsid="0013dafb" officeooo:paragraph-rsid="0013dafb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>
      <style:text-properties officeooo:paragraph-rsid="0013da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2e515" style:font-weight-asian="normal" style:font-weight-complex="normal"/>
    </style:style>
    <style:style style:name="T3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loext:opacity="100%" style:font-name="apple-system" fo:font-size="9.75pt" fo:letter-spacing="normal" fo:font-style="normal" loext:padding="0cm" loext:border="none"/>
    </style:style>
    <style:style style:name="T5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13dafb" style:font-weight-asian="normal" style:font-weight-complex="normal" loext:padding="0cm" loext:border="none"/>
    </style:style>
    <style:style style:name="T7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8" style:family="text">
      <style:text-properties fo:font-variant="normal" fo:text-transform="none" fo:color="#24292f" loext:opacity="100%" style:font-name="ui-monospace" fo:font-size="10.5pt" fo:letter-spacing="normal" fo:font-style="normal" fo:font-weight="normal" officeooo:rsid="0013dafb" style:font-weight-asian="normal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g o </text:span>notation is a mathematical notation that describes the limiting behaviour of a function when the argument tends towards a particular value or infinity </text:p>
      <text:p text:style-name="P1"/>
      <text:p text:style-name="P1">used to describe the performance of an algorithm</text:p>
      <text:p text:style-name="P2">O(n)</text:p>
      <text:p text:style-name="P2"/>
      <text:p text:style-name="P3"><text:a xlink:type="simple" xlink:href="https://www.youtube.com/watch?v=BBpAmxU_NQo" text:style-name="Internet_20_link" text:visited-style-name="Visited_20_Internet_20_Link"><text:span text:style-name="T2">https://www.youtube.com/watch?v=BBpAmxU_NQo</text:span></text:a></text:p>
      <text:p text:style-name="P4"/>
      <text:p text:style-name="P5">files and dir to change between:</text:p>
      <text:p text:style-name="P5">current .</text:p>
      <text:p text:style-name="P5">Up on ..</text:p>
      <text:p text:style-name="P5">up two ../../</text:p>
      <text:p text:style-name="P5"/>
      <text:p text:style-name="P5">cd <text:s/>= change dir</text:p>
      <text:p text:style-name="P5">mkdir = make dir </text:p>
      <text:p text:style-name="P5">ls <text:s/>= List current files</text:p>
      <text:p text:style-name="P5">ls ../../ = list from other folder</text:p>
      <text:p text:style-name="P5">touch myfile.txt = creates file</text:p>
      <text:p text:style-name="P5">rm = removes file</text:p>
      <text:p text:style-name="P5">rm -r = removes dir folder</text:p>
      <text:p text:style-name="P5">mv = move folder</text:p>
      <text:p text:style-name="P5">mv folder/file.txt mFolder2</text:p>
      <text:p text:style-name="P5">cp = copy</text:p>
      <text:p text:style-name="P5">cp demo-material-r myFolder <text:s/>-r is for folder</text:p>
      <text:p text:style-name="P5"/>
      <text:p text:style-name="P5"/>
      <text:h text:style-name="P6" text:outline-level="3"><text:span text:style-name="Source_20_Text"><text:span text:style-name="T4">Basic commands in a local repository</text:span></text:span></text:h>
      <text:p text:style-name="P7">Let's make your classwork directory a Git repository! If first time setting up Git, set up the configuration:</text:p>
      <text:list text:style-name="L1">
        <text:list-item>
          <text:p text:style-name="P8"><text:span text:style-name="Source_20_Text"><text:span text:style-name="T5">git config --global user.name "yourname"</text:span></text:span></text:p>
        </text:list-item>
        <text:list-item>
          <text:p text:style-name="P8"><text:span text:style-name="Source_20_Text"><text:span text:style-name="T5">git config --global user.email "youremail"</text:span></text:span></text:p>
        </text:list-item>
      </text:list>
      <text:p text:style-name="P7">Then, just inside the directory:</text:p>
      <text:list text:style-name="L2">
        <text:list-item>
          <text:p text:style-name="P9"><text:span text:style-name="T3">Initialise a git repository: </text:span><text:span text:style-name="Source_20_Text"><text:span text:style-name="T5">git init</text:span></text:span></text:p>
        </text:list-item>
        <text:list-item>
          <text:p text:style-name="P9"><text:span text:style-name="T3">See status of changes: </text:span><text:span text:style-name="Source_20_Text"><text:span text:style-name="T5">git status</text:span></text:span></text:p>
        </text:list-item>
        <text:list-item>
          <text:p text:style-name="P9"><text:span text:style-name="T3">See detailed differences: </text:span><text:span text:style-name="Source_20_Text"><text:span text:style-name="T5">git diff</text:span></text:span></text:p>
        </text:list-item>
        <text:list-item>
          <text:p text:style-name="P9"><text:span text:style-name="T3">Add changes: </text:span><text:span text:style-name="Source_20_Text"><text:span text:style-name="T5">git add &lt;fileOrDirectory&gt;</text:span></text:span></text:p>
        </text:list-item>
        <text:list-item>
          <text:p text:style-name="P9"><text:span text:style-name="T3">Commit changes </text:span><text:span text:style-name="Source_20_Text"><text:span text:style-name="T5">git commit -m "commit message"</text:span></text:span></text:p>
        </text:list-item>
        <text:list-item>
          <text:p text:style-name="P9"><text:span text:style-name="T3">See history: </text:span><text:span text:style-name="Source_20_Text"><text:span text:style-name="T5">git log</text:span></text:span></text:p>
        </text:list-item>
      </text:list>
      <text:p text:style-name="P10"><text:span text:style-name="Source_20_Text"><text:span text:style-name="T6"><text:tab/></text:span></text:span><text:bookmark text:name="empty-setup-new-repo-echo"/><text:span text:style-name="Source_20_Text"><text:span text:style-name="T8">git push -u origin main</text:span></text:span></text:p>
      <text:p text:style-name="P10"><text:span text:style-name="Source_20_Text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3:07:26.793983715</meta:creation-date>
    <dc:date>2023-02-23T19:42:34.929052129</dc:date>
    <meta:editing-duration>PT5H19M36S</meta:editing-duration>
    <meta:editing-cycles>5</meta:editing-cycles>
    <meta:generator>LibreOffice/7.4.2.3$Linux_X86_64 LibreOffice_project/40$Build-3</meta:generator>
    <meta:document-statistic meta:table-count="0" meta:image-count="0" meta:object-count="0" meta:page-count="1" meta:paragraph-count="31" meta:word-count="188" meta:character-count="1074" meta:non-whitespace-character-count="921"/>
  </office:meta>
</office:document-meta>
</file>